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ce style:name="Times New Roman2" svg:font-family="'Times New Roman'" style:font-family-generic="roman"/>
    <style:font-face style:name="arial" svg:font-family="arial" style:font-family-generic="swiss"/>
    <style:font-face style:name="cmex10" svg:font-family="cmex10"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ab-stops>
          <style:tab-stop style:position="17.965cm"/>
        </style:tab-stops>
      </style:paragraph-properties>
      <style:text-properties fo:color="#000000" style:font-name="Times New Roman" fo:font-size="15pt" fo:language="en" fo:country="US" fo:font-weight="bold"/>
    </style:style>
    <style:style style:name="P2" style:family="paragraph" style:parent-style-name="Normal">
      <style:paragraph-properties fo:margin-left="0cm" fo:margin-right="0cm" fo:margin-top="0cm" fo:margin-bottom="0cm" fo:line-height="100%" fo:text-align="center" style:justify-single-word="false" fo:text-indent="0cm" style:auto-text-indent="false" style:writing-mode="lr-tb"/>
      <style:text-properties style:font-name="Times New Roman" fo:font-size="12pt" fo:language="en" fo:country="US" fo:font-weight="normal"/>
    </style:style>
    <style:style style:name="P3" style:family="paragraph" style:parent-style-name="Normal">
      <style:paragraph-properties fo:margin-left="0cm" fo:margin-right="0cm" fo:margin-top="0cm" fo:margin-bottom="0cm" fo:line-height="100%" fo:text-align="start" style:justify-single-word="false" fo:text-indent="0cm" style:auto-text-indent="false" style:writing-mode="lr-tb"/>
      <style:text-properties style:font-name="Times New Roman" fo:font-size="12pt" fo:language="en" fo:country="US" fo:font-weight="normal" style:font-weight-asian="normal" style:font-weight-complex="normal"/>
    </style:style>
    <style:style style:name="P4" style:family="paragraph" style:parent-style-name="Normal">
      <style:paragraph-properties fo:margin-left="0cm" fo:margin-right="0cm" fo:margin-top="0cm" fo:margin-bottom="0cm" fo:line-height="100%" fo:text-align="start" style:justify-single-word="false" fo:text-indent="0cm" style:auto-text-indent="false" style:writing-mode="lr-tb">
        <style:tab-stops>
          <style:tab-stop style:position="16.256cm"/>
        </style:tab-stops>
      </style:paragraph-properties>
      <style:text-properties style:font-name="Times New Roman" fo:font-size="12pt" fo:language="en" fo:country="US" fo:font-weight="normal" style:font-weight-asian="normal" style:font-weight-complex="normal"/>
    </style:style>
    <style:style style:name="P5" style:family="paragraph" style:parent-style-name="Normal">
      <style:paragraph-properties fo:margin-left="0cm" fo:margin-right="0cm" fo:margin-top="0cm" fo:margin-bottom="0cm" fo:line-height="100%" fo:text-align="start" style:justify-single-word="false" fo:text-indent="0cm" style:auto-text-indent="false" style:writing-mode="lr-tb"/>
      <style:text-properties style:font-name="Times New Roman" fo:font-size="12pt" fo:language="en" fo:country="US" fo:font-weight="bold" style:font-weight-asian="bold" style:font-weight-complex="bold"/>
    </style:style>
    <style:style style:name="P6" style:family="paragraph" style:parent-style-name="Normal">
      <style:paragraph-properties fo:margin-left="0cm" fo:margin-right="0cm" fo:margin-top="0cm" fo:margin-bottom="0cm" fo:line-height="100%" fo:text-align="start" style:justify-single-word="false" fo:text-indent="0cm" style:auto-text-indent="false" style:writing-mode="lr-tb">
        <style:tab-stops>
          <style:tab-stop style:position="16.256cm"/>
        </style:tab-stops>
      </style:paragraph-properties>
      <style:text-properties style:font-name="Times New Roman" fo:font-size="12pt" fo:language="en" fo:country="US" fo:font-weight="bold" style:font-weight-asian="bold" style:font-weight-complex="bold"/>
    </style:style>
    <style:style style:name="P7" style:family="paragraph" style:parent-style-name="Normal">
      <style:paragraph-properties fo:margin-left="0cm" fo:margin-right="0cm" fo:margin-top="0cm" fo:margin-bottom="0cm" fo:line-height="100%" fo:text-align="center" style:justify-single-word="false" fo:text-indent="0cm" style:auto-text-indent="false" style:writing-mode="lr-tb"/>
      <style:text-properties style:font-name="Times New Roman" fo:font-size="12pt" fo:language="zxx" fo:country="none" fo:font-weight="normal" style:language-asian="zxx" style:country-asian="none" style:language-complex="zxx" style:country-complex="none"/>
    </style:style>
    <style:style style:name="P8" style:family="paragraph" style:parent-style-name="Normal">
      <style:paragraph-properties fo:margin-left="0cm" fo:margin-right="0cm" fo:margin-top="0cm" fo:margin-bottom="0cm" fo:line-height="100%" fo:text-align="center" style:justify-single-word="false" fo:text-indent="0cm" style:auto-text-indent="false" style:writing-mode="lr-tb"/>
      <style:text-properties style:font-name="Times New Roman" fo:font-size="15pt" fo:language="en" fo:country="US" fo:font-weight="bold"/>
    </style:style>
    <style:style style:name="P9" style:family="paragraph" style:parent-style-name="Normal">
      <style:paragraph-properties fo:margin-left="0cm" fo:margin-right="0cm" fo:margin-top="0cm" fo:margin-bottom="0cm" fo:line-height="100%" fo:text-align="start" style:justify-single-word="false" fo:text-indent="0cm" style:auto-text-indent="false" style:writing-mode="lr-tb">
        <style:tab-stops>
          <style:tab-stop style:position="16.256cm"/>
        </style:tab-stops>
      </style:paragraph-properties>
      <style:text-properties style:font-name="Times New Roman" fo:font-size="12pt" fo:language="en" fo:country="US" fo:font-weight="normal" style:font-weight-asian="normal" style:font-weight-complex="normal"/>
    </style:style>
    <style:style style:name="P10" style:family="paragraph" style:parent-style-name="Normal">
      <style:paragraph-properties fo:margin-left="0cm" fo:margin-right="0cm" fo:margin-top="0cm" fo:margin-bottom="0cm" fo:line-height="100%" fo:text-align="start" style:justify-single-word="false" fo:text-indent="0cm" style:auto-text-indent="false" style:writing-mode="lr-tb">
        <style:tab-stops/>
      </style:paragraph-properties>
      <style:text-properties style:font-name="Times New Roman" fo:font-size="12pt" fo:language="en" fo:country="US" fo:font-weight="normal" style:font-size-asian="10.5pt" style:font-weight-asian="normal" style:font-size-complex="12pt" style:font-weight-complex="normal"/>
    </style:style>
    <style:style style:name="P11" style:family="paragraph" style:parent-style-name="Normal">
      <style:paragraph-properties fo:margin-left="0cm" fo:margin-right="0cm" fo:margin-top="0cm" fo:margin-bottom="0cm" fo:line-height="100%" fo:text-align="start" style:justify-single-word="false" fo:text-indent="0cm" style:auto-text-indent="false" style:writing-mode="lr-tb">
        <style:tab-stops>
          <style:tab-stop style:position="16.256cm"/>
        </style:tab-stops>
      </style:paragraph-properties>
      <style:text-properties style:font-name="Times New Roman" fo:font-size="12pt" fo:language="en" fo:country="US" fo:font-weight="bold" style:font-size-asian="10.5pt" style:font-weight-asian="bold" style:font-size-complex="12pt" style:font-weight-complex="bold"/>
    </style:style>
    <style:style style:name="P12" style:family="paragraph" style:parent-style-name="Normal">
      <style:paragraph-properties fo:margin-left="0cm" fo:margin-right="0cm" fo:margin-top="0cm" fo:margin-bottom="0cm" fo:line-height="100%" fo:text-align="start" style:justify-single-word="false" fo:text-indent="0cm" style:auto-text-indent="false" style:writing-mode="lr-tb">
        <style:tab-stops/>
      </style:paragraph-properties>
      <style:text-properties style:font-name="Times New Roman" fo:font-size="12pt" fo:language="en" fo:country="US" fo:font-weight="bold" style:font-size-asian="10.5pt" style:font-weight-asian="bold" style:font-size-complex="12pt" style:font-weight-complex="bold"/>
    </style:style>
    <style:style style:name="P13" style:family="paragraph" style:parent-style-name="Normal">
      <style:paragraph-properties fo:margin-left="0cm" fo:margin-right="0cm" fo:margin-top="0cm" fo:margin-bottom="0cm" fo:line-height="100%" fo:text-align="start" style:justify-single-word="false" fo:text-indent="0cm" style:auto-text-indent="false" style:writing-mode="lr-tb">
        <style:tab-stops/>
      </style:paragraph-properties>
      <style:text-properties style:font-name="Bitstream Charter" fo:font-size="10pt" fo:language="en" fo:country="US" fo:font-weight="normal" style:font-size-asian="10pt" style:font-weight-asian="normal" style:font-size-complex="10pt" style:font-weight-complex="normal"/>
    </style:style>
    <style:style style:name="P14" style:family="paragraph" style:parent-style-name="Normal">
      <style:paragraph-properties fo:margin-left="0cm" fo:margin-right="0cm" fo:margin-top="0cm" fo:margin-bottom="0cm" fo:line-height="100%" fo:text-align="start" style:justify-single-word="false" fo:text-indent="0cm" style:auto-text-indent="false" style:writing-mode="lr-tb">
        <style:tab-stops/>
      </style:paragraph-properties>
      <style:text-properties style:font-name="Bitstream Charter" fo:font-size="10pt" fo:language="en" fo:country="US" fo:font-weight="normal" style:font-size-asian="10pt" style:font-weight-asian="normal" style:font-size-complex="10pt" style:font-weight-complex="normal"/>
    </style:style>
    <style:style style:name="P15" style:family="paragraph" style:parent-style-name="Normal">
      <style:paragraph-properties fo:margin-left="0cm" fo:margin-right="0cm" fo:margin-top="0cm" fo:margin-bottom="0cm" fo:line-height="100%" fo:text-align="start" style:justify-single-word="false" fo:text-indent="0cm" style:auto-text-indent="false" style:writing-mode="lr-tb">
        <style:tab-stops/>
      </style:paragraph-properties>
      <style:text-properties style:font-name="Times New Roman2" fo:font-size="12pt" fo:language="en" fo:country="US" fo:font-weight="normal" style:font-size-asian="10.5pt" style:font-weight-asian="normal" style:font-size-complex="12pt" style:font-weight-complex="normal"/>
    </style:style>
    <style:style style:name="P16" style:family="paragraph" style:parent-style-name="Normal">
      <style:paragraph-properties style:writing-mode="lr-tb">
        <style:tab-stops/>
      </style:paragraph-properties>
      <style:text-properties style:font-name="Bitstream Charter" fo:font-size="10pt" fo:language="en" fo:country="US" style:font-size-asian="10pt" style:font-weight-asian="normal"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Διαχείριση Δικτύων – Ευφυή Δίκτυα</text:p>
      <text:p text:style-name="P8"/>
      <text:p text:style-name="P8"/>
      <text:p text:style-name="P8">4η Ομάδα Ασκήσεων</text:p>
      <text:p text:style-name="P2"/>
      <text:p text:style-name="P2"/>
      <text:p text:style-name="P7"/>
      <text:p text:style-name="P2">Αλέξανδρος Μαυρογιάννης</text:p>
      <text:p text:style-name="P2">Αριστοτέλης Πανάρας</text:p>
      <text:p text:style-name="P2"/>
      <text:p text:style-name="P5">1.</text:p>
      <text:p text:style-name="P3">Η λίστα με τα πακέτα που καταγράφησαν σε ένα capture file, μπορεί να φανεί με την εντολή 'tshark -r &lt;input_file&gt;'. Με αυτό τον τρόπο μπορούμε να περιορίσουμε τα πακέτα με όποιο τρόπο θέλουμε, το οποίο πρακτικά σημαίνει ότι μπορούμε να δούμε τα πακέτα που μεταφέρθηκαν μέχρι κάποιο σημείο (και εν προκειμένω μέχρι τη μεταφορά των 2 πρώτων ping requests.</text:p>
      <text:p text:style-name="P3">a.</text:p>
      <text:p text:style-name="P3">Από το dump στο τέλος της αναφοράς, τα 2 πρώτα ping έγιναν στους:</text:p>
      <text:p text:style-name="P3">147.102.13.1 (averel.netmode.ece.ntua.gr)</text:p>
      <text:p text:style-name="P3">192.108.114.2 (duth.gr)</text:p>
      <text:p text:style-name="P3">Τα πακέτα που μας ενδιαφέρουν είναι τα arp και dns, και μπορούν να φανούν με το display filter 'dns || arp'. Η αποστολή τών arp πακέτων έγινε για την ανακάλυψη του δικτύου, εφόσον είχε γίνει διαγραφή της arp cache, και των πακέτων dns (A queries) έγινε από το ping για να βρεθεί η IP του κόμβου με CNAME αυτό που δόθηκε στo ping.</text:p>
      <text:p text:style-name="P3">b.</text:p>
      <text:p text:style-name="P3">Με το φίλτρο 'ip.dst == ulysses.noc.ntua.gr' βλέπουμε ότι έγινε ένα AXFR query (DNS domain record request), το οποίο συμβαίνει στην περίπτωση της εντολής dig (ή drill για τους λίγο πιό σοβαρούς). Η μεταφορά των πακέτων έγινε πάνω από TCP/IP. Τα identification fields των IP πακέτων φαίνονται στο dump στο τέλος της αναφοράς.</text:p>
      <text:p text:style-name="P3">c.</text:p>
      <text:p text:style-name="P3">Το πακέτο απάντησης περιελάμβανε τη διαδρομή που ακολούθησε το πακέτο, το οποίο είναι αποτέλεσμα της χρήσης της record route option του ping.</text:p>
      <text:p text:style-name="P3">* Εδώ κάπου υπάρχει ένα bugάκι. Το wireshark αναφέρει το μήκος του σώματος του ICMP πακέτου ως 56 bytes ενώ το dump του tshark ως 48.</text:p>
      <text:p text:style-name="P3">d.</text:p>
      <text:p text:style-name="P4">Ο λόγος που παρατηρούνται πολλαπλά πακέτα ερωταπάντησς (2 x 1514 + 1 x 82 bytes) είναι λόγω fragmentation. Αυτό οφείλεται στην αλλαγή του packetsize από την default value (56 bytes) σε μέγεθος 3000 bytes.</text:p>
      <text:p text:style-name="P4"/>
      <text:p text:style-name="P4">Η σειρά των εντολών φαίνεται να ήταν η εξής:</text:p>
      <text:p text:style-name="P4">ping averel.netmode.ece.ntua.gr</text:p>
      <text:p text:style-name="P4">ping duth.gr</text:p>
      <text:p text:style-name="P4">dig</text:p>
      <text:p text:style-name="P4">ping -R www.uoa.gr</text:p>
      <text:p text:style-name="P4">ping -s 3000 <text:a xlink:type="simple" xlink:href="http://www.auth.gr/">www.auth.gr</text:a></text:p>
      <text:p text:style-name="P4"/>
      <text:p text:style-name="P4"/>
      <text:p text:style-name="P4"/>
      <text:p text:style-name="P4"/>
      <text:p text:style-name="P6"><text:soft-page-break/>2.</text:p>
      <text:p text:style-name="P4">a.</text:p>
      <text:p text:style-name="P4">Αρχικά δημιουργούμε ένα RSA κλειδί, και αφού συμπληρώσουμε την αίτηση για την υπογραφή του, το δίνουμε για υπογραφή στην CA που βρίσκεται στη maria.netmode.ntua.gr.</text:p>
      <text:p text:style-name="P4">Οι εντολές που εκτελούμε είναι οι εξής:</text:p>
      <text:p text:style-name="P4">openssl genrsa -out gened.key</text:p>
      <text:p text:style-name="P4">openssl req -new -key gened.key -keyform PEM -out requed.csr</text:p>
      <text:p text:style-name="P4">openssl ca -in requed.csr -out fin.crt</text:p>
      <text:p text:style-name="P4">b.</text:p>
      <text:p text:style-name="P4">Εκτελώντας την εντολή, δεν συνδεόμαστε στο server, διότι δεν δηλώσαμε ποιό certificate θα έπρεπε να χρησιμοποιηθεί για τη σύνδεση.</text:p>
      <text:p text:style-name="P4">c.</text:p>
      <text:p text:style-name="P4">Σε αυτή την περίπτωση η σύνδεση στο server γίνεται αποδεκτή, εφόσον έχουμε δηλώσει ποιό certificate θα πρέπει να χρησιμοποιηθεί για τη σύνδεση. Το common name του server είναι sorch.netmode.ntua.gr (του οποίου το certificate είναι self-signed) και τα certificates των χρηστών πρέπει να είναι υπογεγραμμένα από τη CA 'NETMODE COURSE CA - 2008'.</text:p>
      <text:p text:style-name="P4">d.</text:p>
      <text:p text:style-name="P4">HTTP/1.1 200 OK</text:p>
      <text:p text:style-name="P4">Date: Sun, 26 Jan 2014 07:32:46 GMT</text:p>
      <text:p text:style-name="P4">Server: Apache/2.2.12 (Ubuntu)</text:p>
      <text:p text:style-name="P4">X-Powered-By: PHP/5.2.10-2ubuntu6.10</text:p>
      <text:p text:style-name="P4">Vary: Accept-Encoding</text:p>
      <text:p text:style-name="P4">Content-Length: 21</text:p>
      <text:p text:style-name="P4">Connection: close</text:p>
      <text:p text:style-name="P4">Content-Type: text/html</text:p>
      <text:p text:style-name="P4"/>
      <text:p text:style-name="P4">Welcome &lt;canonical_name&gt;!!!</text:p>
      <text:p text:style-name="P4"/>
      <text:p text:style-name="P11">SCRIPTS</text:p>
      <text:p text:style-name="P11"/>
      <text:p text:style-name="P13">#!/usr/bin/env bash</text:p>
      <text:p text:style-name="P13"/>
      <text:p text:style-name="P13">INFILE="lab4_trace.cap"</text:p>
      <text:p text:style-name="P13">outfile="lab4_output.text"</text:p>
      <text:p text:style-name="P13"/>
      <text:p text:style-name="P13">#question_template: "command | tee -a $outfile"</text:p>
      <text:p text:style-name="P13">questions=(</text:p>
      <text:p text:style-name="P13">#Q_4_a</text:p>
      <text:p text:style-name="P13"><text:tab/>"tshark -Y "{'"icmp.type == 8" -n','"icmp.type == 8" -N "nNC"','"ip.dst == ulysses.noc.ntua.gr"','"ip.src == ulysses.noc.ntua.gr" -T fields -e ip.id','"ip.src == www.uoa.gr" -PV','"ip.src == www.auth.gr || ip.dst == www.auth.gr"'}" -r \"$INFILE\" | tee -a $outfile"</text:p>
      <text:p text:style-name="P13">#Q_4_b</text:p>
      <text:p text:style-name="P13">"touch ~/index.txt"</text:p>
      <text:p text:style-name="P13"><text:tab/>"echo '01' &gt; ~/serial"</text:p>
      <text:p text:style-name="P13"><text:tab/>"openssl "{'genrsa -out gened.key','req -subj "/C=GR/ST=ATTIKI/L=ATHENS/O=MY_MYSELF_I/CN=my.domain.netmode.ntua.gr" -new -key gened.key -keyform PEM -out requed.csr','ca -in requed.csr -out fin.crt','s_client -state -host sorch.netmode.ntua.gr -port 443','s_client -state -host sorch.netmode.ntua.gr -port 443 -cert fin.crt -key gened.key'}" 2&gt;&amp;1 | tee -a $outfile"</text:p>
      <text:p text:style-name="P13">#<text:tab/>"openssl s_client -state -host sorch.netmode.ntua.gr -port 443 -cert fin.crt -key gened.key &lt; lab4_ssl_command.txt 2&gt;&amp;1 | tee -a $outfile"</text:p>
      <text:p text:style-name="P13"><text:tab/>####On the last we have to type "GET /netmg.php HTTP/1.0\n\n", since the server has no expect shell.</text:p>
      <text:p text:style-name="P13">)</text:p>
      <text:p text:style-name="P13"><text:soft-page-break/></text:p>
      <text:p text:style-name="P13">function report () {</text:p>
      <text:p text:style-name="P13"><text:tab/>echo "========" "$1" "========" &gt;&gt; $outfile</text:p>
      <text:p text:style-name="P13"><text:tab/>eval "$1"</text:p>
      <text:p text:style-name="P13"><text:tab/>echo -e "\n" &gt;&gt; $outfile</text:p>
      <text:p text:style-name="P13">}</text:p>
      <text:p text:style-name="P13"/>
      <text:p text:style-name="P13">IFS=""</text:p>
      <text:p text:style-name="P13">rm -f "$outfile"</text:p>
      <text:p text:style-name="P13">for i in "${questions[@]}"</text:p>
      <text:p text:style-name="P13">do</text:p>
      <text:p text:style-name="P13"><text:tab/>report "$i"</text:p>
      <text:p text:style-name="P13">done</text:p>
      <text:p text:style-name="P13">echo "Finished!"</text:p>
      <text:p text:style-name="P15"/>
      <text:p text:style-name="P12">OUTPUTS</text:p>
      <text:p text:style-name="P10"/>
      <text:p text:style-name="P16">======== tshark -Y "icmp.type == 8" -n -r "lab4_trace.cap" | tee -a lab4_output.text ========</text:p>
      <text:p text:style-name="P16"><text:s/>37 <text:s text:c="2"/>7.424050 147.102.13.30 -&gt; 147.102.13.1 ICMP 98 Echo (ping) request <text:s/>id=0xae54, seq=0/0, ttl=64</text:p>
      <text:p text:style-name="P16"><text:s/>72 <text:s/>13.432648 147.102.13.30 -&gt; 192.108.114.2 ICMP 98 Echo (ping) request <text:s/>id=0xb154, seq=0/0, ttl=64</text:p>
      <text:p text:style-name="P16">214 <text:s/>25.474019 147.102.13.30 -&gt; 195.134.71.229 ICMP 138 Echo (ping) request <text:s/>id=0xb654, seq=0/0, ttl=64</text:p>
      <text:p text:style-name="P16">319 <text:s/>31.484039 147.102.13.30 -&gt; 155.207.1.12 ICMP 1514 Echo (ping) request <text:s/>id=0xb854, seq=0/0, ttl=64</text:p>
      <text:p text:style-name="P16"/>
      <text:p text:style-name="P16"/>
      <text:p text:style-name="P16">======== tshark -Y "icmp.type == 8" -N "nNC" -r "lab4_trace.cap" | tee -a lab4_output.text ========</text:p>
      <text:p text:style-name="P16"><text:s/>37 <text:s text:c="2"/>7.424050 cornuto.netmode.ece.ntua.gr -&gt; averel.netmode.ece.ntua.gr ICMP 98 Echo (ping) request <text:s/>id=0xae54, seq=0/0, ttl=64</text:p>
      <text:p text:style-name="P16"><text:s/>72 <text:s/>13.432648 cornuto.netmode.ece.ntua.gr -&gt; duth.gr <text:s text:c="5"/>ICMP 98 Echo (ping) request <text:s/>id=0xb154, seq=0/0, ttl=64</text:p>
      <text:p text:style-name="P16">214 <text:s/>25.474019 cornuto.netmode.ece.ntua.gr -&gt; sites.uoa.gr ICMP 138 Echo (ping) request <text:s/>id=0xb654, seq=0/0, ttl=64</text:p>
      <text:p text:style-name="P16">319 <text:s/>31.484039 cornuto.netmode.ece.ntua.gr -&gt; www.ccf.auth.gr ICMP 1514 Echo (ping) request <text:s/>id=0xb854, seq=0/0, ttl=64</text:p>
      <text:p text:style-name="P16"/>
      <text:p text:style-name="P16"/>
      <text:p text:style-name="P16">======== tshark -Y "ip.dst == ulysses.noc.ntua.gr" -r "lab4_trace.cap" | tee -a lab4_output.text ========</text:p>
      <text:p text:style-name="P16">107 <text:s/>19.452339 cornuto.netmode.ece.ntua.gr -&gt; ulysses.noc.ntua.gr TCP 78 57950 &gt; domain [SYN] Seq=0 Win=65535 Len=0 MSS=1460 WS=2 TSval=800963077 TSecr=0 SACK_PERM=1</text:p>
      <text:p text:style-name="P16">109 <text:s/>19.452560 cornuto.netmode.ece.ntua.gr -&gt; ulysses.noc.ntua.gr TCP 66 57950 &gt; domain [ACK] Seq=1 Ack=1 Win=66608 Len=0 TSval=800963077 TSecr=1094416294</text:p>
      <text:p text:style-name="P16">110 <text:s/>19.452615 cornuto.netmode.ece.ntua.gr -&gt; ulysses.noc.ntua.gr DNS 105 Standard query 0x20e4 <text:s/>AXFR netmode.ece.ntua.gr</text:p>
      <text:p text:style-name="P16">114 <text:s/>19.454049 cornuto.netmode.ece.ntua.gr -&gt; ulysses.noc.ntua.gr TCP 66 57950 &gt; domain [ACK] Seq=40 Ack=1535 Win=65160 Len=0 TSval=800963078 TSecr=1094416294</text:p>
      <text:p text:style-name="P16">120 <text:s/>19.455244 cornuto.netmode.ece.ntua.gr -&gt; ulysses.noc.ntua.gr TCP 66 57950 &gt; domain [ACK] Seq=40 Ack=3747 Win=64206 Len=0 TSval=800963080 TSecr=1094416295</text:p>
      <text:p text:style-name="P16">126 <text:s/>19.456143 cornuto.netmode.ece.ntua.gr -&gt; ulysses.noc.ntua.gr TCP 66 57950 &gt; domain [ACK] Seq=40 Ack=5997 Win=62682 Len=0 TSval=800963081 TSecr=1094416297</text:p>
      <text:p text:style-name="P16">134 <text:s/>19.457049 cornuto.netmode.ece.ntua.gr -&gt; ulysses.noc.ntua.gr TCP 66 57950 &gt; domain [ACK] Seq=40 Ack=8181 Win=61308 Len=0 TSval=800963081 TSecr=1094416297</text:p>
      <text:p text:style-name="P16">141 <text:s/>19.457938 cornuto.netmode.ece.ntua.gr -&gt; ulysses.noc.ntua.gr TCP 66 57950 &gt; domain [ACK] Seq=40 Ack=10398 Win=59844 Len=0 TSval=800963082 TSecr=1094416298</text:p>
      <text:p text:style-name="P16">147 <text:s/>19.458838 cornuto.netmode.ece.ntua.gr -&gt; ulysses.noc.ntua.gr TCP 66 57950 &gt; domain [ACK] Seq=40 Ack=12582 Win=58518 Len=0 TSval=800963083 TSecr=1094416299</text:p>
      <text:p text:style-name="P16"><text:soft-page-break/>153 <text:s/>19.461316 cornuto.netmode.ece.ntua.gr -&gt; ulysses.noc.ntua.gr TCP 66 57950 &gt; domain [ACK] Seq=40 Ack=12803 Win=61226 Len=0 TSval=800963086 TSecr=1094416300</text:p>
      <text:p text:style-name="P16">162 <text:s/>19.463987 cornuto.netmode.ece.ntua.gr -&gt; ulysses.noc.ntua.gr TCP 66 [TCP Window Update] 57950 &gt; domain [ACK] Seq=40 Ack=12803 Win=64144 Len=0 TSval=800963088 TSecr=1094416300</text:p>
      <text:p text:style-name="P16">169 <text:s/>19.466571 cornuto.netmode.ece.ntua.gr -&gt; ulysses.noc.ntua.gr TCP 66 57950 &gt; domain [FIN, ACK] Seq=40 Ack=12803 Win=66608 Len=0 TSval=800963091 TSecr=1094416300</text:p>
      <text:p text:style-name="P16">174 <text:s/>19.466831 cornuto.netmode.ece.ntua.gr -&gt; ulysses.noc.ntua.gr TCP 66 57950 &gt; domain [ACK] Seq=41 Ack=12804 Win=66606 Len=0 TSval=800963091 TSecr=1094416308</text:p>
      <text:p text:style-name="P16"/>
      <text:p text:style-name="P16"/>
      <text:p text:style-name="P16">======== tshark -Y "ip.src == ulysses.noc.ntua.gr" -T fields -e ip.id -r "lab4_trace.cap" | tee -a lab4_output.text ========</text:p>
      <text:p text:style-name="P16">0xb25a</text:p>
      <text:p text:style-name="P16">0xb25b</text:p>
      <text:p text:style-name="P16">0xb25d</text:p>
      <text:p text:style-name="P16">0xb25e</text:p>
      <text:p text:style-name="P16">0xb25f</text:p>
      <text:p text:style-name="P16">0xb261</text:p>
      <text:p text:style-name="P16">0xb262</text:p>
      <text:p text:style-name="P16">0xb263</text:p>
      <text:p text:style-name="P16">0xb264</text:p>
      <text:p text:style-name="P16">0xb265</text:p>
      <text:p text:style-name="P16">0xb266</text:p>
      <text:p text:style-name="P16">0xb267</text:p>
      <text:p text:style-name="P16">0xb268</text:p>
      <text:p text:style-name="P16">0xb26a</text:p>
      <text:p text:style-name="P16">0xb26c</text:p>
      <text:p text:style-name="P16">0xb26d</text:p>
      <text:p text:style-name="P16"/>
      <text:p text:style-name="P16"/>
      <text:p text:style-name="P16">======== tshark -Y "ip.src == www.uoa.gr" -PV -r "lab4_trace.cap" | tee -a lab4_output.text ========</text:p>
      <text:p text:style-name="P16">216 <text:s/>25.475515 sites.uoa.gr -&gt; cornuto.netmode.ece.ntua.gr ICMP 138 Echo (ping) reply <text:s text:c="3"/>id=0xb654, seq=0/0, ttl=62 (request in 214)</text:p>
      <text:p text:style-name="P16">Frame 216: 138 bytes on wire (1104 bits), 138 bytes captured (1104 bits)</text:p>
      <text:p text:style-name="P16"><text:s text:c="4"/>Encapsulation type: Ethernet (1)</text:p>
      <text:p text:style-name="P16"><text:s text:c="4"/>Arrival Time: Nov <text:s/>5, 2010 17:17:11.607529000 EET</text:p>
      <text:p text:style-name="P16"><text:s text:c="4"/>[Time shift for this packet: 0.000000000 seconds]</text:p>
      <text:p text:style-name="P16"><text:s text:c="4"/>Epoch Time: 1288970231.607529000 seconds</text:p>
      <text:p text:style-name="P16"><text:s text:c="4"/>[Time delta from previous captured frame: 0.001383000 seconds]</text:p>
      <text:p text:style-name="P16"><text:s text:c="4"/>[Time delta from previous displayed frame: 0.000000000 seconds]</text:p>
      <text:p text:style-name="P16"><text:s text:c="4"/>[Time since reference or first frame: 25.475515000 seconds]</text:p>
      <text:p text:style-name="P16"><text:s text:c="4"/>Frame Number: 216</text:p>
      <text:p text:style-name="P16"><text:s text:c="4"/>Frame Length: 138 bytes (1104 bits)</text:p>
      <text:p text:style-name="P16"><text:s text:c="4"/>Capture Length: 138 bytes (1104 bits)</text:p>
      <text:p text:style-name="P16"><text:s text:c="4"/>[Frame is marked: False]</text:p>
      <text:p text:style-name="P16"><text:s text:c="4"/>[Frame is ignored: False]</text:p>
      <text:p text:style-name="P16"><text:s text:c="4"/>[Protocols in frame: eth:ip:icmp:data]</text:p>
      <text:p text:style-name="P16">Ethernet II, Src: router.netmode.ece.ntua.gr (00:08:7c:63:e4:00), Dst: cornuto.netmode.ece.ntua.gr (00:0c:6e:ba:d1:41)</text:p>
      <text:p text:style-name="P16"><text:s text:c="4"/>Destination: cornuto.netmode.ece.ntua.gr (00:0c:6e:ba:d1:41)</text:p>
      <text:p text:style-name="P16"><text:s text:c="8"/>Address: cornuto.netmode.ece.ntua.gr (00:0c:6e:ba:d1:41)</text:p>
      <text:p text:style-name="P16"><text:s text:c="8"/>.... ..0. .... .... .... .... = LG bit: Globally unique address (factory default)</text:p>
      <text:p text:style-name="P16"><text:s text:c="8"/>.... ...0 .... .... .... .... = IG bit: Individual address (unicast)</text:p>
      <text:p text:style-name="P16"><text:s text:c="4"/>Source: router.netmode.ece.ntua.gr (00:08:7c:63:e4:00)</text:p>
      <text:p text:style-name="P16"><text:s text:c="8"/>Address: router.netmode.ece.ntua.gr (00:08:7c:63:e4:00)</text:p>
      <text:p text:style-name="P16"><text:s text:c="8"/>.... ..0. .... .... .... .... = LG bit: Globally unique address (factory default)</text:p>
      <text:p text:style-name="P16"><text:soft-page-break/><text:s text:c="8"/>.... ...0 .... .... .... .... = IG bit: Individual address (unicast)</text:p>
      <text:p text:style-name="P16"><text:s text:c="4"/>Type: IP (0x0800)</text:p>
      <text:p text:style-name="P16">Internet Protocol Version 4, Src: sites.uoa.gr (195.134.71.229), Dst: cornuto.netmode.ece.ntua.gr (147.102.13.30)</text:p>
      <text:p text:style-name="P16"><text:s text:c="4"/>Version: 4</text:p>
      <text:p text:style-name="P16"><text:s text:c="4"/>Header length: 60 bytes</text:p>
      <text:p text:style-name="P16"><text:s text:c="4"/>Differentiated Services Field: 0x00 (DSCP 0x00: Default; ECN: 0x00: Not-ECT (Not ECN-Capable Transport))</text:p>
      <text:p text:style-name="P16"><text:s text:c="8"/>0000 00.. = Differentiated Services Codepoint: Default (0x00)</text:p>
      <text:p text:style-name="P16"><text:s text:c="8"/>.... ..00 = Explicit Congestion Notification: Not-ECT (Not ECN-Capable Transport) (0x00)</text:p>
      <text:p text:style-name="P16"><text:s text:c="4"/>Total Length: 124</text:p>
      <text:p text:style-name="P16"><text:s text:c="4"/>Identification: 0xbced (48365)</text:p>
      <text:p text:style-name="P16"><text:s text:c="4"/>Flags: 0x00</text:p>
      <text:p text:style-name="P16"><text:s text:c="8"/>0... .... = Reserved bit: Not set</text:p>
      <text:p text:style-name="P16"><text:s text:c="8"/>.0.. .... = Don't fragment: Not set</text:p>
      <text:p text:style-name="P16"><text:s text:c="8"/>..0. .... = More fragments: Not set</text:p>
      <text:p text:style-name="P16"><text:s text:c="4"/>Fragment offset: 0</text:p>
      <text:p text:style-name="P16"><text:s text:c="4"/>Time to live: 62</text:p>
      <text:p text:style-name="P16"><text:s text:c="4"/>Protocol: ICMP (1)</text:p>
      <text:p text:style-name="P16"><text:s text:c="4"/>Header checksum: 0x45d3 [correct]</text:p>
      <text:p text:style-name="P16"><text:s text:c="8"/>[Good: True]</text:p>
      <text:p text:style-name="P16"><text:s text:c="8"/>[Bad: False]</text:p>
      <text:p text:style-name="P16"><text:s text:c="4"/>Source: sites.uoa.gr (195.134.71.229)</text:p>
      <text:p text:style-name="P16"><text:s text:c="4"/>Destination: cornuto.netmode.ece.ntua.gr (147.102.13.30)</text:p>
      <text:p text:style-name="P16"><text:s text:c="4"/>Options: (40 bytes), Record Route, End of Options List (EOL)</text:p>
      <text:p text:style-name="P16"><text:s text:c="8"/>Record Route (39 bytes)</text:p>
      <text:p text:style-name="P16"><text:s text:c="12"/>Type: 7</text:p>
      <text:p text:style-name="P16"><text:s text:c="16"/>0... .... = Copy on fragmentation: No</text:p>
      <text:p text:style-name="P16"><text:s text:c="16"/>.00. .... = Class: Control (0)</text:p>
      <text:p text:style-name="P16"><text:s text:c="16"/>...0 0111 = Number: Record route (7)</text:p>
      <text:p text:style-name="P16"><text:s text:c="12"/>Length: 39</text:p>
      <text:p text:style-name="P16"><text:s text:c="12"/>Pointer: 28</text:p>
      <text:p text:style-name="P16"><text:s text:c="12"/>Recorded Route: ntua-uoa.core.ntua.gr (147.102.224.33)</text:p>
      <text:p text:style-name="P16"><text:s text:c="12"/>Recorded Route: 195.134.71.1 (195.134.71.1)</text:p>
      <text:p text:style-name="P16"><text:s text:c="12"/>Recorded Route: sites.uoa.gr (195.134.71.229)</text:p>
      <text:p text:style-name="P16"><text:s text:c="12"/>Recorded Route: sites.uoa.gr (195.134.71.229)</text:p>
      <text:p text:style-name="P16"><text:s text:c="12"/>Recorded Route: 147.102.224.34 (147.102.224.34)</text:p>
      <text:p text:style-name="P16"><text:s text:c="12"/>Recorded Route: router.netmode.ece.ntua.gr (147.102.13.200)</text:p>
      <text:p text:style-name="P16"><text:s text:c="12"/>Empty Route: 0.0.0.0 &lt;- (next)</text:p>
      <text:p text:style-name="P16"><text:s text:c="12"/>Empty Route: 0.0.0.0 (0.0.0.0)</text:p>
      <text:p text:style-name="P16"><text:s text:c="12"/>Empty Route: 0.0.0.0 (0.0.0.0)</text:p>
      <text:p text:style-name="P16"><text:s text:c="8"/>End of Options List (EOL)</text:p>
      <text:p text:style-name="P16"><text:s text:c="12"/>Type: 0</text:p>
      <text:p text:style-name="P16"><text:s text:c="16"/>0... .... = Copy on fragmentation: No</text:p>
      <text:p text:style-name="P16"><text:s text:c="16"/>.00. .... = Class: Control (0)</text:p>
      <text:p text:style-name="P16"><text:s text:c="16"/>...0 0000 = Number: End of Option List (EOL) (0)</text:p>
      <text:p text:style-name="P16">Internet Control Message Protocol</text:p>
      <text:p text:style-name="P16"><text:s text:c="4"/>Type: 0 (Echo (ping) reply)</text:p>
      <text:p text:style-name="P16"><text:s text:c="4"/>Code: 0</text:p>
      <text:p text:style-name="P16"><text:s text:c="4"/>Checksum: 0xb297 [correct]</text:p>
      <text:p text:style-name="P16"><text:s text:c="4"/>Identifier (BE): 46676 (0xb654)</text:p>
      <text:p text:style-name="P16"><text:s text:c="4"/>Identifier (LE): 21686 (0x54b6)</text:p>
      <text:p text:style-name="P16"><text:s text:c="4"/>Sequence number (BE): 0 (0x0000)</text:p>
      <text:p text:style-name="P16"><text:s text:c="4"/>Sequence number (LE): 0 (0x0000)</text:p>
      <text:p text:style-name="P16"><text:s text:c="4"/>[Request frame: 214]</text:p>
      <text:p text:style-name="P16"><text:s text:c="4"/>[Response time: 1.496 ms]</text:p>
      <text:p text:style-name="P16"><text:s text:c="4"/>Timestamp from icmp data: Nov <text:s/>5, 2010 17:17:11.606012000 EET</text:p>
      <text:p text:style-name="P16"><text:soft-page-break/><text:s text:c="4"/>[Timestamp from icmp data (relative): 0.001517000 seconds]</text:p>
      <text:p text:style-name="P16"><text:s text:c="4"/>Data (48 bytes)</text:p>
      <text:p text:style-name="P16"/>
      <text:p text:style-name="P16">0000 <text:s/>08 09 0a 0b 0c 0d 0e 0f 10 11 12 13 14 15 16 17 <text:s text:c="2"/>................</text:p>
      <text:p text:style-name="P16">0010 <text:s/>18 19 1a 1b 1c 1d 1e 1f 20 21 22 23 24 25 26 27 <text:s text:c="2"/>........ !"#$%&amp;'</text:p>
      <text:p text:style-name="P16">0020 <text:s/>28 29 2a 2b 2c 2d 2e 2f 30 31 32 33 34 35 36 37 <text:s text:c="2"/>()*+,-./01234567</text:p>
      <text:p text:style-name="P16"><text:s text:c="8"/>Data: 08090a0b0c0d0e0f101112131415161718191a1b1c1d1e1f...</text:p>
      <text:p text:style-name="P16"><text:s text:c="8"/>[Length: 48]</text:p>
      <text:p text:style-name="P16"/>
      <text:p text:style-name="P16"/>
      <text:p text:style-name="P16"/>
      <text:p text:style-name="P16">======== tshark -Y "ip.src == www.auth.gr || ip.dst == www.auth.gr" -r "lab4_trace.cap" | tee -a lab4_output.text ========</text:p>
      <text:p text:style-name="P16">319 <text:s/>31.484039 cornuto.netmode.ece.ntua.gr -&gt; www.ccf.auth.gr ICMP 1514 Echo (ping) request <text:s/>id=0xb854, seq=0/0, ttl=64</text:p>
      <text:p text:style-name="P16">320 <text:s/>31.484043 cornuto.netmode.ece.ntua.gr -&gt; www.ccf.auth.gr IPv4 1514 Fragmented IP protocol (proto=ICMP 1, off=1480, ID=7b2a)</text:p>
      <text:p text:style-name="P16">321 <text:s/>31.484045 cornuto.netmode.ece.ntua.gr -&gt; www.ccf.auth.gr IPv4 82 Fragmented IP protocol (proto=ICMP 1, off=2960, ID=7b2a)</text:p>
      <text:p text:style-name="P16">323 <text:s/>31.492408 www.ccf.auth.gr -&gt; cornuto.netmode.ece.ntua.gr ICMP 1514 Echo (ping) reply <text:s text:c="3"/>id=0xb854, seq=0/0, ttl=60 (request in 319)</text:p>
      <text:p text:style-name="P16">324 <text:s/>31.492415 www.ccf.auth.gr -&gt; cornuto.netmode.ece.ntua.gr IPv4 1514 Fragmented IP protocol (proto=ICMP 1, off=1480, ID=ed0e)</text:p>
      <text:p text:style-name="P16">325 <text:s/>31.492419 www.ccf.auth.gr -&gt; cornuto.netmode.ece.ntua.gr IPv4 82 Fragmented IP protocol (proto=ICMP 1, off=2960, ID=ed0e)</text:p>
      <text:p text:style-name="P16"/>
      <text:p text:style-name="P16"/>
      <text:p text:style-name="P16">======== touch ~/index.txt ========</text:p>
      <text:p text:style-name="P16"/>
      <text:p text:style-name="P16"/>
      <text:p text:style-name="P16">======== echo '01' &gt; ~/serial ========</text:p>
      <text:p text:style-name="P16"/>
      <text:p text:style-name="P16"/>
      <text:p text:style-name="P16">======== openssl genrsa -out gened.key 2&gt;&amp;1 | tee -a lab4_output.text ========</text:p>
      <text:p text:style-name="P16">Generating RSA private key, 512 bit long modulus</text:p>
      <text:p text:style-name="P16">.....................................++++++++++++</text:p>
      <text:p text:style-name="P16">...............++++++++++++</text:p>
      <text:p text:style-name="P16">e is 65537 (0x10001)</text:p>
      <text:p text:style-name="P16"/>
      <text:p text:style-name="P16"/>
      <text:p text:style-name="P16">======== openssl req -subj "/C=GR/ST=ATTIKI/L=ATHENS/O=MY_MYSELF_I/CN=my.domain.netmode.ntua.gr" -new -key gened.key -keyform PEM -out requed.csr 2&gt;&amp;1 | tee -a lab4_output.text ========</text:p>
      <text:p text:style-name="P16"/>
      <text:p text:style-name="P16"/>
      <text:p text:style-name="P16">======== openssl ca -in requed.csr -out fin.crt 2&gt;&amp;1 | tee -a lab4_output.text ========</text:p>
      <text:p text:style-name="P16">Using configuration from /etc/ssl/openssl.cnf</text:p>
      <text:p text:style-name="P16">Check that the request matches the signature</text:p>
      <text:p text:style-name="P16">Signature ok</text:p>
      <text:p text:style-name="P16">Certificate Details:</text:p>
      <text:p text:style-name="P16"><text:s text:c="8"/>Serial Number: 1 (0x1)</text:p>
      <text:p text:style-name="P16"><text:s text:c="8"/>Validity</text:p>
      <text:p text:style-name="P16"><text:s text:c="12"/>Not Before: Jan 26 12:13:55 2014 GMT</text:p>
      <text:p text:style-name="P16"><text:s text:c="12"/>Not After : Jan 26 12:13:55 2015 GMT</text:p>
      <text:p text:style-name="P16"><text:s text:c="8"/>Subject:</text:p>
      <text:p text:style-name="P16"><text:s text:c="12"/>countryName <text:s text:c="14"/>= GR</text:p>
      <text:p text:style-name="P16"><text:soft-page-break/><text:s text:c="12"/>stateOrProvinceName <text:s text:c="6"/>= ATTIKI</text:p>
      <text:p text:style-name="P16"><text:s text:c="12"/>organizationName <text:s text:c="9"/>= MY_MYSELF_I</text:p>
      <text:p text:style-name="P16"><text:s text:c="12"/>commonName <text:s text:c="15"/>= my.domain.netmode.ntua.gr</text:p>
      <text:p text:style-name="P16"><text:s text:c="8"/>X509v3 extensions:</text:p>
      <text:p text:style-name="P16"><text:s text:c="12"/>X509v3 Basic Constraints: </text:p>
      <text:p text:style-name="P16"><text:s text:c="16"/>CA:FALSE</text:p>
      <text:p text:style-name="P16"><text:s text:c="12"/>Netscape Comment: </text:p>
      <text:p text:style-name="P16"><text:s text:c="16"/>OpenSSL Generated Certificate</text:p>
      <text:p text:style-name="P16"><text:s text:c="12"/>X509v3 Subject Key Identifier: </text:p>
      <text:p text:style-name="P16"><text:s text:c="16"/>D7:78:71:49:13:A0:BD:97:AD:EB:24:A5:AC:14:39:BE:8F:9D:EC:C0</text:p>
      <text:p text:style-name="P16"><text:s text:c="12"/>X509v3 Authority Key Identifier: </text:p>
      <text:p text:style-name="P16"><text:s text:c="16"/>DirName:/C=GR/ST=Attica/L=Athens/O=NTUA/OU=NETMODE/CN=NETMODE COURSE CA - 2008/emailAddress=root@netmode.ntua.gr</text:p>
      <text:p text:style-name="P16"><text:s text:c="16"/>serial:92:C5:2F:BC:2E:8F:01:13</text:p>
      <text:p text:style-name="P16"/>
      <text:p text:style-name="P16">Certificate is to be certified until Jan 26 12:13:55 2015 GMT (365 days)</text:p>
      <text:p text:style-name="P16">Sign the certificate? [y/n]:</text:p>
      <text:p text:style-name="P16"/>
      <text:p text:style-name="P16">1 out of 1 certificate requests certified, commit? [y/n]Write out database with 1 new entries</text:p>
      <text:p text:style-name="P16">Data Base Updated</text:p>
      <text:p text:style-name="P16"/>
      <text:p text:style-name="P16"/>
      <text:p text:style-name="P16">======== openssl s_client -state -host sorch.netmode.ntua.gr -port 443 2&gt;&amp;1 | tee -a lab4_output.text ========</text:p>
      <text:p text:style-name="P16">SSL_connect:before/connect initialization</text:p>
      <text:p text:style-name="P16">SSL_connect:SSLv2/v3 write client hello A</text:p>
      <text:p text:style-name="P16">SSL_connect:SSLv3 read server hello A</text:p>
      <text:p text:style-name="P16">depth=0 /C=GR/ST=ATTICA/L=Athens/O=NETMODE/CN=sorch.netmode.ntua.gr</text:p>
      <text:p text:style-name="P16">verify error:num=18:self signed certificate</text:p>
      <text:p text:style-name="P16">verify return:1</text:p>
      <text:p text:style-name="P16">depth=0 /C=GR/ST=ATTICA/L=Athens/O=NETMODE/CN=sorch.netmode.ntua.gr</text:p>
      <text:p text:style-name="P16">verify error:num=10:certificate has expired</text:p>
      <text:p text:style-name="P16">notAfter=Dec 20 14:14:50 2013 GMT</text:p>
      <text:p text:style-name="P16">verify return:1</text:p>
      <text:p text:style-name="P16">depth=0 /C=GR/ST=ATTICA/L=Athens/O=NETMODE/CN=sorch.netmode.ntua.gr</text:p>
      <text:p text:style-name="P16">notAfter=Dec 20 14:14:50 2013 GMT</text:p>
      <text:p text:style-name="P16">verify return:1</text:p>
      <text:p text:style-name="P16">SSL_connect:SSLv3 read server certificate A</text:p>
      <text:p text:style-name="P16">SSL_connect:SSLv3 read server key exchange A</text:p>
      <text:p text:style-name="P16">SSL_connect:SSLv3 read server certificate request A</text:p>
      <text:p text:style-name="P16">SSL_connect:SSLv3 read server done A</text:p>
      <text:p text:style-name="P16">SSL_connect:SSLv3 write client certificate A</text:p>
      <text:p text:style-name="P16">SSL_connect:SSLv3 write client key exchange A</text:p>
      <text:p text:style-name="P16">SSL_connect:SSLv3 write change cipher spec A</text:p>
      <text:p text:style-name="P16">SSL_connect:SSLv3 write finished A</text:p>
      <text:p text:style-name="P16">SSL_connect:SSLv3 flush data</text:p>
      <text:p text:style-name="P16">SSL3 alert read:fatal:handshake failure</text:p>
      <text:p text:style-name="P16">SSL_connect:failed in SSLv3 read finished A</text:p>
      <text:p text:style-name="P16">58484:error:14094410:SSL routines:SSL3_READ_BYTES:sslv3 alert handshake failure:/usr/src/secure/lib/libssl/../../../crypto/openssl/ssl/s3_pkt.c:1102:SSL alert number 40</text:p>
      <text:p text:style-name="P16">58484:error:140790E5:SSL routines:SSL23_WRITE:ssl handshake failure:/usr/src/secure/lib/libssl/../../../crypto/openssl/ssl/s23_lib.c:188:</text:p>
      <text:p text:style-name="P16">CONNECTED(00000003)</text:p>
      <text:p text:style-name="P16"/>
      <text:p text:style-name="P16"/>
      <text:p text:style-name="P16"><text:soft-page-break/>======== openssl s_client -state -host sorch.netmode.ntua.gr -port 443 -cert fin.crt -key gened.key 2&gt;&amp;1 | tee -a lab4_output.text ========</text:p>
      <text:p text:style-name="P16">SSL_connect:before/connect initialization</text:p>
      <text:p text:style-name="P16">SSL_connect:SSLv2/v3 write client hello A</text:p>
      <text:p text:style-name="P16">SSL_connect:SSLv3 read server hello A</text:p>
      <text:p text:style-name="P16">depth=0 /C=GR/ST=ATTICA/L=Athens/O=NETMODE/CN=sorch.netmode.ntua.gr</text:p>
      <text:p text:style-name="P16">verify error:num=18:self signed certificate</text:p>
      <text:p text:style-name="P16">verify return:1</text:p>
      <text:p text:style-name="P16">depth=0 /C=GR/ST=ATTICA/L=Athens/O=NETMODE/CN=sorch.netmode.ntua.gr</text:p>
      <text:p text:style-name="P16">verify error:num=10:certificate has expired</text:p>
      <text:p text:style-name="P16">notAfter=Dec 20 14:14:50 2013 GMT</text:p>
      <text:p text:style-name="P16">verify return:1</text:p>
      <text:p text:style-name="P16">depth=0 /C=GR/ST=ATTICA/L=Athens/O=NETMODE/CN=sorch.netmode.ntua.gr</text:p>
      <text:p text:style-name="P16">notAfter=Dec 20 14:14:50 2013 GMT</text:p>
      <text:p text:style-name="P16">verify return:1</text:p>
      <text:p text:style-name="P16">SSL_connect:SSLv3 read server certificate A</text:p>
      <text:p text:style-name="P16">SSL_connect:SSLv3 read server key exchange A</text:p>
      <text:p text:style-name="P16">SSL_connect:SSLv3 read server certificate request A</text:p>
      <text:p text:style-name="P16">SSL_connect:SSLv3 read server done A</text:p>
      <text:p text:style-name="P16">SSL_connect:SSLv3 write client certificate A</text:p>
      <text:p text:style-name="P16">SSL_connect:SSLv3 write client key exchange A</text:p>
      <text:p text:style-name="P16">SSL_connect:SSLv3 write certificate verify A</text:p>
      <text:p text:style-name="P16">SSL_connect:SSLv3 write change cipher spec A</text:p>
      <text:p text:style-name="P16">SSL_connect:SSLv3 write finished A</text:p>
      <text:p text:style-name="P16">SSL_connect:SSLv3 flush data</text:p>
      <text:p text:style-name="P16">SSL_connect:SSLv3 read finished A</text:p>
      <text:p text:style-name="P16">CONNECTED(00000003)</text:p>
      <text:p text:style-name="P16">---</text:p>
      <text:p text:style-name="P16">Certificate chain</text:p>
      <text:p text:style-name="P16"><text:s/>0 s:/C=GR/ST=ATTICA/L=Athens/O=NETMODE/CN=sorch.netmode.ntua.gr</text:p>
      <text:p text:style-name="P16"><text:s text:c="3"/>i:/C=GR/ST=ATTICA/L=Athens/O=NETMODE/CN=sorch.netmode.ntua.gr</text:p>
      <text:p text:style-name="P16">---</text:p>
      <text:p text:style-name="P16">Server certificate</text:p>
      <text:p text:style-name="P16">-----BEGIN CERTIFICATE-----</text:p>
      <text:p text:style-name="P16">MIICOTCCAaICCQC233p1hG6DwzANBgkqhkiG9w0BAQUFADBhMQswCQYDVQQGEwJH</text:p>
      <text:p text:style-name="P16">UjEPMA0GA1UECBMGQVRUSUNBMQ8wDQYDVQQHEwZBdGhlbnMxEDAOBgNVBAoTB05F</text:p>
      <text:p text:style-name="P16">VE1PREUxHjAcBgNVBAMTFXNvcmNoLm5ldG1vZGUubnR1YS5ncjAeFw0xMjEyMjAx</text:p>
      <text:p text:style-name="P16">NDE0NTBaFw0xMzEyMjAxNDE0NTBaMGExCzAJBgNVBAYTAkdSMQ8wDQYDVQQIEwZB</text:p>
      <text:p text:style-name="P16">VFRJQ0ExDzANBgNVBAcTBkF0aGVuczEQMA4GA1UEChMHTkVUTU9ERTEeMBwGA1UE</text:p>
      <text:p text:style-name="P16">AxMVc29yY2gubmV0bW9kZS5udHVhLmdyMIGfMA0GCSqGSIb3DQEBAQUAA4GNADCB</text:p>
      <text:p text:style-name="P16">iQKBgQCwBKO+Nt0lRQ83cXPaAG0fOSHWuklKwsLWIfpfLmbOBdF40oLOeBtwHTrb</text:p>
      <text:p text:style-name="P16">5M4oRIXen+swsVII6Qb6HV130r0Sinzrj1lNzk5PE8ZJEuE3CZ616hX2d3UcPPvJ</text:p>
      <text:p text:style-name="P16">JSbekNHk5g951ItKmnTSeuCULa95ph+GeRy+r5o8ArITwHAS1QIDAQABMA0GCSqG</text:p>
      <text:p text:style-name="P16">SIb3DQEBBQUAA4GBAAzpFw06KGVXEZQ2YZwnJVZ+8JHLyknhPug1DsUN4Xcd6w1s</text:p>
      <text:p text:style-name="P16">XlJe/LlJVhsWOvPi+HrSQHVSNdkRXvFM6SQCugs4+nTOCbJhdsiJUnwHAwLp4PVW</text:p>
      <text:p text:style-name="P16">cg0xNyOWGf5jhumfanxIoIvQ4W1KOX567AxQ/s7IdmUkFOmBf5GQtnT2qog5</text:p>
      <text:p text:style-name="P16">-----END CERTIFICATE-----</text:p>
      <text:p text:style-name="P16">subject=/C=GR/ST=ATTICA/L=Athens/O=NETMODE/CN=sorch.netmode.ntua.gr</text:p>
      <text:p text:style-name="P16">issuer=/C=GR/ST=ATTICA/L=Athens/O=NETMODE/CN=sorch.netmode.ntua.gr</text:p>
      <text:p text:style-name="P16">---</text:p>
      <text:p text:style-name="P16">Acceptable client certificate CA names</text:p>
      <text:p text:style-name="P16">/C=GR/ST=Attica/L=Athens/O=NTUA/OU=NETMODE/CN=NETMODE COURSE CA - 2008/emailAddress=root@netmode.ntua.gr</text:p>
      <text:p text:style-name="P16">---</text:p>
      <text:p text:style-name="P16">SSL handshake has read 1313 bytes and written 1258 bytes</text:p>
      <text:p text:style-name="P16">---</text:p>
      <text:p text:style-name="P16"><text:soft-page-break/>New, TLSv1/SSLv3, Cipher is DHE-RSA-AES256-SHA</text:p>
      <text:p text:style-name="P16">Server public key is 1024 bit</text:p>
      <text:p text:style-name="P16">Secure Renegotiation IS supported</text:p>
      <text:p text:style-name="P16">Compression: NONE</text:p>
      <text:p text:style-name="P16">Expansion: NONE</text:p>
      <text:p text:style-name="P16">SSL-Session:</text:p>
      <text:p text:style-name="P16"><text:s text:c="4"/>Protocol <text:s/>: TLSv1</text:p>
      <text:p text:style-name="P16"><text:s text:c="4"/>Cipher <text:s text:c="3"/>: DHE-RSA-AES256-SHA</text:p>
      <text:p text:style-name="P16"><text:s text:c="4"/>Session-ID: 7CE1CCB48903DB0E28549616E5F608DD52730B5705732495153511FE3E21B496</text:p>
      <text:p text:style-name="P16"><text:s text:c="4"/>Session-ID-ctx: </text:p>
      <text:p text:style-name="P16"><text:s text:c="4"/>Master-Key: 725041DCFA5AA408A7EC8BC1D90D7A7218E9798FFD9EC50CBD21E1C47E1227CD3D34354C90AEDDC41729EB379F506C9E</text:p>
      <text:p text:style-name="P16"><text:s text:c="4"/>Key-Arg <text:s text:c="2"/>: None</text:p>
      <text:p text:style-name="P16"><text:s text:c="4"/>Start Time: 1390738438</text:p>
      <text:p text:style-name="P16"><text:s text:c="4"/>Timeout <text:s text:c="2"/>: 300 (sec)</text:p>
      <text:p text:style-name="P16"><text:s text:c="4"/>Verify return code: 10 (certificate has expired)</text:p>
      <text:p text:style-name="P16">---</text:p>
      <text:p text:style-name="P16">HTTP/1.1 200 OK</text:p>
      <text:p text:style-name="P16">Date: Sun, 26 Jan 2014 12:14:08 GMT</text:p>
      <text:p text:style-name="P16">Server: Apache/2.2.12 (Ubuntu)</text:p>
      <text:p text:style-name="P16">X-Powered-By: PHP/5.2.10-2ubuntu6.10</text:p>
      <text:p text:style-name="P16">Vary: Accept-Encoding</text:p>
      <text:p text:style-name="P16">Content-Length: 38</text:p>
      <text:p text:style-name="P16">Connection: close</text:p>
      <text:p text:style-name="P16">Content-Type: text/html</text:p>
      <text:p text:style-name="P16"></text:p>
      <text:p text:style-name="P16">Welcome my.domain.netmode.ntua.gr!!!</text:p>
      <text:p text:style-name="P16"/>
      <text:p text:style-name="P16">SSL3 alert read:warning:close notify</text:p>
      <text:p text:style-name="P16">SSL3 alert write:warning:close notify</text:p>
      <text:p text:style-name="P16">clo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ce style:name="Times New Roman2" svg:font-family="'Times New Roman'" style:font-family-generic="roman"/>
    <style:font-face style:name="arial" svg:font-family="arial" style:font-family-generic="swiss"/>
    <style:font-face style:name="cmex10" svg:font-family="cmex10"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1cm"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 style:family="paragraph">
      <style:paragraph-properties fo:margin="100%" fo:margin-left="0cm" fo:margin-right="0cm" fo:margin-top="0cm" fo:margin-bottom="0cm" fo:line-height="100%" fo:text-align="start" style:justify-single-word="false" fo:widows="2" fo:text-indent="0cm" style:auto-text-indent="false"/>
      <style:text-properties fo:color="#000000" style:font-name="Times New Roman1" fo:font-size="12pt" fo:font-weight="norma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6T10:39:01</meta:creation-date>
    <dc:date>2014-01-26T16:05:14</dc:date>
    <meta:editing-duration>PT1H52M31S</meta:editing-duration>
    <meta:editing-cycles>22</meta:editing-cycles>
    <meta:generator>LibreOffice/3.5$Linux_x86 LibreOffice_project/350m1$Build-2</meta:generator>
    <meta:document-statistic meta:table-count="0" meta:image-count="0" meta:object-count="0" meta:page-count="9" meta:paragraph-count="354" meta:word-count="2191" meta:character-count="19171" meta:non-whitespace-character-count="16371"/>
  </office:meta>
</office:document-meta>
</file>